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27_08-26-41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27_10-41-52_000.jpg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27_11-11-23_000.jpg</text:p>
          </table:table-cell>
          <table:table-cell table:style-name="ce11" office:value-type="string">
            <text:p>-*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-*">
            <text:p>-*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27_12-24-03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27_13-57-52_000.jpg</text:p>
          </table:table-cell>
          <table:table-cell table:style-name="ce11" office:value-type="string">
            <text:p>:m :篠笛,shinobue #*# / session-memo / s.1:prac,for=タンギング;tonguing,Re+,tempo=~,other=４種類,key=Gf(h-6),notes=~,R=1 \\\ s.2:prac,for=fingering:half-note:hole:7h-6;pitch:1-3f,Re+,tempo=~,other=~,key=~,notes=~,R=~ \\\ s.3:res,for=voicing:mouth:大甲~note:B↓q2-Bf,ReX,tempo=~,other=~,key=~,notes=~,R=~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:篠笛,shinobue #*# / session-memo / s.1:prac,for=タンギング;tonguing,Re+,tempo=~,other=４種類,key=Gf(h-6),notes=~,R=1 \\\ s.2:prac,for=fingering:half-note:hole:7h-6;pitch:1-3f,Re+,tempo=~,other=~,key=~,notes=~,R=~ \\\ s.3:res,for=voicing:mouth:大甲~note:B↓q2-Bf,ReX,tempo=~,other=~,key=~,notes=~,R=~">
            <text:p>:m :篠笛,shinobue #*# / session-memo / s.1:prac,for=タンギング;tonguing,Re+,tempo=~,other=４種類,key=Gf(h-6),notes=~,R=1 \\\ s.2:prac,for=fingering:half-note:hole:7h-6;pitch:1-3f,Re+,tempo=~,other=~,key=~,notes=~,R=~ \\\ s.3:res,for=voicing:mouth:大甲~note:B↓q2-Bf,ReX,tempo=~,other=~,key=~,notes=~,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27_17-14-31_000.jpg</text:p>
          </table:table-cell>
          <table:table-cell table:style-name="ce11" office:value-type="string">
            <text:p>:m #*# RES / JVEMV6 64#130_eki_-- / 『易経』 著者=~,校注=~ / p.一 / w:彖たん；文言ぶんげん；卦辞かじ；爻辞こうじ,topic:十翼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#*# RES / JVEMV6 64#130_eki_-- / 『易経』 著者=~,校注=~ / p.一 / w:彖たん；文言ぶんげん；卦辞かじ；爻辞こうじ,topic:十翼">
            <text:p>:m #*# RES / JVEMV6 64#130_eki_-- / 『易経』 著者=~,校注=~ / p.一 / w:彖たん；文言ぶんげん；卦辞かじ；爻辞こうじ,topic:十翼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27_18-07-03_000.jpg</text:p>
          </table:table-cell>
          <table:table-cell table:style-name="ce11" office:value-type="string">
            <text:p>:m RES 1-2*2 / free# JVEMV6 76#_13:1 / 76. theoretical-physics(tp) / w=回転（ベクトル）,topics=等周問題,other=~,s=~,i=~,doc=r-2-3~1;r-2-3~2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1-2*2 / free# JVEMV6 76#_13:1 / 76. theoretical-physics(tp) / w=回転（ベクトル）,topics=等周問題,other=~,s=~,i=~,doc=r-2-3~1;r-2-3~2">
            <text:p>:m RES 1-2*2 / free# JVEMV6 76#_13:1 / 76. theoretical-physics(tp) / w=回転（ベクトル）,topics=等周問題,other=~,s=~,i=~,doc=r-2-3~1;r-2-3~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27_19-03-15_000.jpg</text:p>
          </table:table-cell>
          <table:table-cell table:style-name="ce11" office:value-type="string">
            <text:p>:m :篠笛,shinobue #*# / session-memo / s.1:tech,for=trill:2-L7-trill,Re+,tempo=~,other=symbol:vibrato:wave-7;memo:transposition,key=h:7(A),notes=~,R=~ \\\ s.2:tech,for=trill:2-1-trill,Re+,tempo=~,other=~,notes=~,R=~ \\\ s.3:todays-melody,genr=~,for=~,key=h:6,tempo=~,R=1,i.f.=~,notes=pitch:1-5-4-2-3f,Re+,other=~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:篠笛,shinobue #*# / session-memo / s.1:tech,for=trill:2-L7-trill,Re+,tempo=~,other=symbol:vibrato:wave-7;memo:transposition,key=h:7(A),notes=~,R=~ \\\ s.2:tech,for=trill:2-1-trill,Re+,tempo=~,other=~,notes=~,R=~ \\\ s.3:todays-melody,genr=~,for=~,key=h:6,tempo=~,R=1,i.f.=~,notes=pitch:1-5-4-2-3f,Re+,other=~">
            <text:p>:m :篠笛,shinobue #*# / session-memo / s.1:tech,for=trill:2-L7-trill,Re+,tempo=~,other=symbol:vibrato:wave-7;memo:transposition,key=h:7(A),notes=~,R=~ \\\ s.2:tech,for=trill:2-1-trill,Re+,tempo=~,other=~,notes=~,R=~ \\\ s.3:todays-melody,genr=~,for=~,key=h:6,tempo=~,R=1,i.f.=~,notes=pitch:1-5-4-2-3f,Re+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27_21-01-07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28_01-03-35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28_04-38-42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28_07-33-55_000.jpg</text:p>
          </table:table-cell>
          <table:table-cell table:style-name="ce18" office:value-type="string">
            <text:p>:m :PHOTO 起きた時刻 / 2021</text:p>
          </table:table-cell>
          <table:table-cell table:style-name="ce20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28_08-11-43_000.jpg</text:p>
          </table:table-cell>
          <table:table-cell table:style-name="ce11" office:value-type="string">
            <text:p>:m RES 1*1 / free# JVEMV6 76#_10:2(DROP) / 76. theoretical-physics(tp) / w=~,topics=変分法；オイラー・ラグランジュ方程式の導出,other=~,s=~,i=~,doc=3-1~1;#2.4.d-1#2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RES 1*1 / free# JVEMV6 76#_10:2(DROP) / 76. theoretical-physics(tp) / w=~,topics=変分法；オイラー・ラグランジュ方程式の導出,other=~,s=~,i=~,doc=3-1~1;#2.4.d-1#2">
            <text:p>:m RES 1*1 / free# JVEMV6 76#_10:2(DROP) / 76. theoretical-physics(tp) / w=~,topics=変分法；オイラー・ラグランジュ方程式の導出,other=~,s=~,i=~,doc=3-1~1;#2.4.d-1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28_08-12-10_000.jpg</text:p>
          </table:table-cell>
          <table:table-cell table:style-name="ce18" office:value-type="string">
            <text:p>:m :? #*# / topic=math:数論 / content=整数同士の商が、割り切れる。その条件は？ / status=~ / other=~,id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:? #*# / topic=math:数論 / content=整数同士の商が、割り切れる。その条件は？ / status=~ / other=~,id=~">
            <text:p>:m :? #*# / topic=math:数論 / content=整数同士の商が、割り切れる。その条件は？ / status=~ / other=~,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28_08-12-30_000.jpg</text:p>
          </table:table-cell>
          <table:table-cell table:style-name="ce18" office:value-type="string">
            <text:p>:m RES 1*1 / free# JVEMV6 76#_9:1(DROP) / 76. theoretical-physics(tp) / w=~,topics=超光速,other=~,s=~,i=~,doc=r-2-2.1~1</text:p>
          </table:table-cell>
          <table:table-cell table:style-name="ce20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RES 1*1 / free# JVEMV6 76#_9:1(DROP) / 76. theoretical-physics(tp) / w=~,topics=超光速,other=~,s=~,i=~,doc=r-2-2.1~1">
            <text:p>:m RES 1*1 / free# JVEMV6 76#_9:1(DROP) / 76. theoretical-physics(tp) / w=~,topics=超光速,other=~,s=~,i=~,doc=r-2-2.1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0-28_08-13-50_000.jpg</text:p>
          </table:table-cell>
          <table:table-cell table:style-name="ce11" office:value-type="string">
            <text:p>:m #*# RES / JVEMV6 64#129_-- / 『増鏡』 著者=~,校注=~ / p.251 / w:治承；建礼門院；元暦,topic=後鳥羽院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#*# RES / JVEMV6 64#129_-- / 『増鏡』 著者=~,校注=~ / p.251 / w:治承；建礼門院；元暦,topic=後鳥羽院">
            <text:p>:m #*# RES / JVEMV6 64#129_-- / 『増鏡』 著者=~,校注=~ / p.251 / w:治承；建礼門院；元暦,topic=後鳥羽院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0-28_08-14-11_000.jpg</text:p>
          </table:table-cell>
          <table:table-cell table:style-name="ce11" office:value-type="string">
            <text:p>:m RES 1*1 / free# JVEMV6 68#_115:1 / 68. theoretical-physics(tp) / w=無限遠点,topics=射影平面,other=~,s=~,i=~,doc=r-7-7~1;r-7-7~2</text:p>
          </table:table-cell>
          <table:table-cell table:style-name="ce11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RES 1*1 / free# JVEMV6 68#_115:1 / 68. theoretical-physics(tp) / w=無限遠点,topics=射影平面,other=~,s=~,i=~,doc=r-7-7~1;r-7-7~2">
            <text:p>:m RES 1*1 / free# JVEMV6 68#_115:1 / 68. theoretical-physics(tp) / w=無限遠点,topics=射影平面,other=~,s=~,i=~,doc=r-7-7~1;r-7-7~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27_13-37-45_000.mp4</text:p>
          </table:table-cell>
          <table:table-cell table:style-name="ce11" office:value-type="string">
            <text:p>:VIDEO / @自室 / 記録 / jap.flute / 演奏、play / prac,for=タンギング;tonguing,Re+,tempo=~,other=４種類,key=Gf(h-6),notes=~,R=1(session-1:その日の、第１回目の活動機会）</text:p>
          </table:table-cell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string" office:string-value=":VIDEO / @自室 / 記録 / jap.flute / 演奏、play / prac,for=タンギング;tonguing,Re+,tempo=~,other=４種類,key=Gf(h-6),notes=~,R=1(session-1:その日の、第１回目の活動機会）">
            <text:p>:VIDEO / @自室 / 記録 / jap.flute / 演奏、play / prac,for=タンギング;tonguing,Re+,tempo=~,other=４種類,key=Gf(h-6),notes=~,R=1(session-1:その日の、第１回目の活動機会）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0-27_18-53-29_000.mp4</text:p>
          </table:table-cell>
          <table:table-cell table:style-name="ce11" office:value-type="string">
            <text:p>:VIDEO / @自室 / 記録 / jap.flute / 演奏、play / todays-melody,genr=~,for=~,key=h:6,tempo=~,R=1(session-2:その日の、第２回目の活動機会）,i.f.=~,notes=pitch:1-5-4-2-3f,Re+,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VIDEO / @自室 / 記録 / jap.flute / 演奏、play / todays-melody,genr=~,for=~,key=h:6,tempo=~,R=1(session-2:その日の、第２回目の活動機会）,i.f.=~,notes=pitch:1-5-4-2-3f,Re+,other=~">
            <text:p>:VIDEO / @自室 / 記録 / jap.flute / 演奏、play / todays-melody,genr=~,for=~,key=h:6,tempo=~,R=1(session-2:その日の、第２回目の活動機会）,i.f.=~,notes=pitch:1-5-4-2-3f,Re+,other=~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9">
            <text:p>1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2021/10/28</text:date>, <text:time>12:01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28T12:01:38.23</dc:date>
    <dc:creator>iwabuchi ken</dc:creator>
    <meta:editing-duration>P39DT3H29M25S</meta:editing-duration>
    <meta:editing-cycles>13640</meta:editing-cycles>
    <meta:document-statistic meta:table-count="1" meta:cell-count="446" meta:object-count="0"/>
  </office:meta>
</office:document-meta>
</file>